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af3" officeooo:paragraph-rsid="00171af3"/>
    </style:style>
    <style:style style:name="P2" style:family="paragraph" style:parent-style-name="Standard">
      <style:paragraph-properties fo:text-align="justify" style:justify-single-word="false"/>
      <style:text-properties officeooo:rsid="00151909" officeooo:paragraph-rsid="00171af3"/>
    </style:style>
    <style:style style:name="P3" style:family="paragraph" style:parent-style-name="Standard">
      <style:paragraph-properties fo:text-align="justify" style:justify-single-word="false"/>
      <style:text-properties officeooo:rsid="00151909" officeooo:paragraph-rsid="0018ae55"/>
    </style:style>
    <style:style style:name="P4" style:family="paragraph" style:parent-style-name="Standard">
      <style:paragraph-properties fo:text-align="justify" style:justify-single-word="false"/>
      <style:text-properties officeooo:rsid="001a5da1" officeooo:paragraph-rsid="00171af3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51909" officeooo:paragraph-rsid="0018ae5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8ae55" officeooo:paragraph-rsid="0018ae5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34ccd" officeooo:paragraph-rsid="00171af3"/>
    </style:style>
    <style:style style:name="P8" style:family="paragraph" style:parent-style-name="Standard">
      <style:paragraph-properties fo:text-align="justify" style:justify-single-word="false"/>
      <style:text-properties officeooo:rsid="00134ccd" officeooo:paragraph-rsid="0018ae55"/>
    </style:style>
    <style:style style:name="P9" style:family="paragraph" style:parent-style-name="Standard">
      <style:paragraph-properties fo:text-align="justify" style:justify-single-word="false"/>
      <style:text-properties officeooo:rsid="0021b1d5" officeooo:paragraph-rsid="00171af3"/>
    </style:style>
    <style:style style:name="P10" style:family="paragraph" style:parent-style-name="Standard">
      <style:paragraph-properties fo:text-align="justify" style:justify-single-word="false"/>
      <style:text-properties officeooo:rsid="001c3e7e" officeooo:paragraph-rsid="00171af3"/>
    </style:style>
    <style:style style:name="P11" style:family="paragraph" style:parent-style-name="Standard">
      <style:paragraph-properties fo:text-align="justify" style:justify-single-word="false"/>
      <style:text-properties officeooo:rsid="000cade8" officeooo:paragraph-rsid="0018ae55"/>
    </style:style>
    <style:style style:name="P12" style:family="paragraph" style:parent-style-name="Standard">
      <style:paragraph-properties fo:text-align="justify" style:justify-single-word="false"/>
      <style:text-properties officeooo:rsid="0018ae55" officeooo:paragraph-rsid="0018ae55"/>
    </style:style>
    <style:style style:name="P13" style:family="paragraph" style:parent-style-name="Standard">
      <style:text-properties officeooo:rsid="0018ae55" officeooo:paragraph-rsid="0018ae55"/>
    </style:style>
    <style:style style:name="P14" style:family="paragraph" style:parent-style-name="Standard">
      <style:text-properties fo:font-size="12pt" fo:font-weight="normal" officeooo:rsid="0018ae55" officeooo:paragraph-rsid="0018ae55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a8179" officeooo:paragraph-rsid="001a8179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3pt" fo:font-weight="bold" officeooo:rsid="0018ae55" officeooo:paragraph-rsid="0018ae55" style:font-size-asian="13pt" style:font-weight-asian="bold" style:font-size-complex="13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71af3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officeooo:rsid="00171af3" style:font-size-asian="14pt" style:font-weight-asian="bold" style:font-size-complex="14pt" style:font-weight-complex="bold"/>
    </style:style>
    <style:style style:name="T5" style:family="text">
      <style:text-properties fo:font-weight="normal" officeooo:rsid="0018ae55" style:font-weight-asian="normal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1ab667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18ae55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134ccd" style:font-size-asian="11.3500003814697pt" style:font-weight-asian="normal" style:font-size-complex="13pt" style:font-weight-complex="normal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officeooo:rsid="00134ccd"/>
    </style:style>
    <style:style style:name="T14" style:family="text">
      <style:text-properties officeooo:rsid="00151909"/>
    </style:style>
    <style:style style:name="T15" style:family="text">
      <style:text-properties officeooo:rsid="0018ae55"/>
    </style:style>
    <style:style style:name="T16" style:family="text">
      <style:text-properties officeooo:rsid="001a81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4"/><text:span text:style-name="T2">USER STORY(ONLINE USED BOOKSTORE)</text:span></text:p>
      <text:p text:style-name="Standard"><text:s text:c="62"/><text:span text:style-name="T4">(N.kranthi Kumar)</text:span></text:p>
      <text:p text:style-name="Standard"/>
      <text:p text:style-name="Standard"><text:span text:style-name="T4"/></text:p>
      <text:p text:style-name="P1"><text:span text:style-name="T1">Description of the platform:-</text:span><text:span text:style-name="T7">I am going to create a website like Online Used Bookstore.</text:span></text:p>
      <text:p text:style-name="P1"><text:span text:style-name="T7">In this platform,I will sell the books by half of half its original price.I will manages the book dealers for these books in all cities and also I am thinking that link up the universites in this platform for Used books.I want help the poor students through this platform.</text:span></text:p>
      <text:p text:style-name="P1"/>
      <text:p text:style-name="P1"><text:span text:style-name="T1">Users</text:span><text:span text:style-name="T7"> – All the students who needs of books.</text:span></text:p>
      <text:p text:style-name="P1"><text:span text:style-name="T7"/></text:p>
      <text:p text:style-name="P4">1) <text:span text:style-name="T3">Sign Up</text:span></text:p>
      <text:p text:style-name="P5"><text:s text:c="2"/></text:p>
      <text:p text:style-name="P5"><text:s/><text:span text:style-name="T5">As a User,</text:span></text:p>
      <text:p text:style-name="P5">→<text:span text:style-name="T15"> </text:span><text:span text:style-name="T9">It can four ways to signup into the site.</text:span></text:p>
      <text:p text:style-name="P6"><text:span text:style-name="T9">A.</text:span><text:span text:style-name="T10">Self registration.</text:span></text:p>
      <text:p text:style-name="P7"><text:span text:style-name="T15">B.</text:span>Fb SignUp.</text:p>
      <text:p text:style-name="P7"><text:span text:style-name="T15">C.</text:span>Gmail SignUp.</text:p>
      <text:p text:style-name="P12">D.Twitter SignUp.</text:p>
      <text:p text:style-name="P2">=&gt;After this User,need t<text:span text:style-name="T15">o verify the registerd E-mail Id.</text:span></text:p>
      <text:p text:style-name="P2">As a server,</text:p>
      <text:p text:style-name="P2">Fetch data from fb/gmail or store the data provided for registration to the database. </text:p>
      <text:p text:style-name="P4">2) <text:span text:style-name="T3">Verification</text:span></text:p>
      <text:p text:style-name="P4"/>
      <text:p text:style-name="P7">As a user,</text:p>
      <text:p text:style-name="P7"><text:s/>I should verify my correctness.I should login from the unique link sent <text:s/>to me from the server to my registered mail.</text:p>
      <text:p text:style-name="P7">As server,</text:p>
      <text:p text:style-name="P4"><text:span text:style-name="T13">I should send a</text:span> <text:span text:style-name="T13">Verification link <text:s/>to the email of the user to the test user's correctness.</text:span></text:p>
      <text:p text:style-name="P4"/>
      <text:p text:style-name="P9">3) <text:span text:style-name="T3">Forgot Password</text:span></text:p>
      <text:p text:style-name="P7"/>
      <text:p text:style-name="P7">As a user,</text:p>
      <text:p text:style-name="P7">If I forget my password I should be able to reset my password. </text:p>
      <text:p text:style-name="P8"><text:span text:style-name="T14">As a server <text:s/></text:span></text:p>
      <text:p text:style-name="P8"><text:span text:style-name="T14">I should create a unique </text:span>Password reset link will be sent to the email id provided for the registration,<text:span text:style-name="T14">So that no one else can change my password.</text:span></text:p>
      <text:p text:style-name="P4"/>
      <text:p text:style-name="P10"/>
      <text:p text:style-name="P10">3) <text:span text:style-name="T3">Login</text:span></text:p>
      <text:p text:style-name="P10"/>
      <text:p text:style-name="P11"><text:span text:style-name="T15">As aUser, </text:span></text:p>
      <text:p text:style-name="P11"><text:span text:style-name="T15">I should be able to login.</text:span></text:p>
      <text:p text:style-name="P3"><text:span text:style-name="T9">As a </text:span><text:span text:style-name="T7">Server,</text:span></text:p>
      <text:p text:style-name="P3"><text:span text:style-name="T9">I </text:span><text:span text:style-name="T7">should verify login password and id, </text:span><text:span text:style-name="T8">they</text:span><text:span text:style-name="T7"> should match,</text:span><text:span text:style-name="T9">checks from the database.</text:span></text:p>
      <text:p text:style-name="P1"/>
      <text:p text:style-name="P1"/>
      <text:p text:style-name="P13"><text:soft-page-break/>4)<text:span text:style-name="T12">Search of books</text:span></text:p>
      <text:p text:style-name="P14"/>
      <text:p text:style-name="P14">As a User,</text:p>
      <text:p text:style-name="P14">They can search the book whatever they want and add it into the cart.</text:p>
      <text:p text:style-name="P14">If the book is not fount what they want.They can make a request.</text:p>
      <text:p text:style-name="P14">As a Server,</text:p>
      <text:p text:style-name="P14">Shows the books which are there in the database for there related search.if book not found generate a web form.</text:p>
      <text:p text:style-name="P14"/>
      <text:p text:style-name="P14">5)<text:span text:style-name="T12">Add to cart</text:span></text:p>
      <text:p text:style-name="P14"/>
      <text:p text:style-name="P14">As a User,</text:p>
      <text:p text:style-name="P14">They can add the so many books to the cart and proceeds to th<text:span text:style-name="T16">e adding adress details</text:span>.</text:p>
      <text:p text:style-name="P14">As a server,</text:p>
      <text:p text:style-name="P14">Here in this checks the availiablity of the item in our database.If it is availabile then minus the count of that book by one.</text:p>
      <text:p text:style-name="P14"/>
      <text:p text:style-name="P15">6)<text:span text:style-name="T12">Adding address</text:span></text:p>
      <text:p text:style-name="P15"/>
      <text:p text:style-name="P15">As a User,</text:p>
      <text:p text:style-name="P15">Fill the fields of address where we have to order the item.</text:p>
      <text:p text:style-name="P15">As a Server,</text:p>
      <text:p text:style-name="P15">Here the Address data moves to the Delivery table in the database.</text:p>
      <text:p text:style-name="P14"/>
      <text:p text:style-name="P14"><text:span text:style-name="T16">7</text:span>)<text:span text:style-name="T12">Payment process</text:span></text:p>
      <text:p text:style-name="P14"/>
      <text:p text:style-name="P14">As a User,</text:p>
      <text:p text:style-name="P14">We can select any mode of payment.</text:p>
      <text:p text:style-name="P14">→ COD</text:p>
      <text:p text:style-name="P14">→ Online mode.</text:p>
      <text:p text:style-name="P14">As a server,</text:p>
      <text:p text:style-name="P15">If we selects the COD,goes the verify mode.</text:p>
      <text:p text:style-name="P15">If we selects the online mode,the linking up to the appropriate bank site. </text:p>
      <text:p text:style-name="P14"/>
      <text:p text:style-name="P14"><text:span text:style-name="T6"/></text:p>
      <text:p text:style-name="P1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3:32:46.685423553</meta:creation-date>
    <dc:date>2015-09-26T04:23:57.378239379</dc:date>
    <meta:editing-duration>PT8M44S</meta:editing-duration>
    <meta:editing-cycles>1</meta:editing-cycles>
    <meta:document-statistic meta:table-count="0" meta:image-count="0" meta:object-count="0" meta:page-count="2" meta:paragraph-count="55" meta:word-count="426" meta:character-count="2369" meta:non-whitespace-character-count="1888"/>
    <meta:generator>LibreOffice/4.2.8.2$Linux_X86_64 LibreOffice_project/420m0$Build-2</meta:generator>
  </office:meta>
</office:document-meta>
</file>